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><text:tab/></text:p>
      <text:p text:style-name="Standard"/>
      <text:h text:style-name="Heading_20_3" text:outline-level="3">⚡ Workflow recommandé</text:h>
      <text:list xml:id="list6093343796581625299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config --global core.autocrlf true</text:p>
        </text:list-item>
        <text:list-item>
          <text:p text:style-name="P4">git add .<text:line-break/>git commit -m "tout ok"<text:line-break/>git push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git log –oneline</text:p>
        </text:list-item>
        <text:list-item>
          <text:p text:style-name="P4">git reset --hard HEAD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449253226389995994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Text_20_body">Oignons ok</text:p>
      <text:p text:style-name="Text_20_body"/>
      <text:p text:style-name="Text_20_body"><text:soft-page-break/></text:p>
      <text:p text:style-name="Text_20_body"/>
      <text:p text:style-name="Text_20_body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10-03T18:28:09.17</dc:date>
    <dc:creator>Drieux</dc:creator>
    <meta:editing-duration>P2DT5H14M44S</meta:editing-duration>
    <meta:editing-cycles>19</meta:editing-cycles>
    <meta:generator>OpenOffice/4.1.10$Win32 OpenOffice.org_project/4110m2$Build-9807</meta:generator>
    <meta:document-statistic meta:table-count="0" meta:image-count="0" meta:object-count="0" meta:page-count="2" meta:paragraph-count="24" meta:word-count="169" meta:character-count="932"/>
  </office:meta>
</office:document-meta>
</file>